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  <style:font-face style:name="맑은 고딕" svg:font-family="'맑은 고딕'" style:font-family-generic="swiss"/>
  </office:font-face-decls>
  <office:automatic-styles>
    <style:style style:name="co1" style:family="table-column">
      <style:table-column-properties fo:break-before="auto" style:column-width="1.836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formula="of:=1.65785298*1000" office:value-type="float" office:value="1657.85298" calcext:value-type="float">
            <text:p>1657.85298</text:p>
          </table:table-cell>
          <table:table-cell office:value-type="float" office:value="0" calcext:value-type="float">
            <text:p>0</text:p>
          </table:table-cell>
          <table:table-cell table:formula="of:=9.08131798*100" office:value-type="float" office:value="908.131798" calcext:value-type="float">
            <text:p>908.131798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[.A1]/[.$I$8]" office:value-type="float" office:value="0.86346509375" calcext:value-type="float">
            <text:p>0.86346509375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.67383699*1000" office:value-type="float" office:value="1673.83699" calcext:value-type="float">
            <text:p>1673.83699</text:p>
          </table:table-cell>
          <table:table-cell table:formula="of:=5.61619062*100" office:value-type="float" office:value="561.619062" calcext:value-type="float">
            <text:p>561.61906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[.B2]/[.$I$7]" office:value-type="float" office:value="1.54984906481482" calcext:value-type="float">
            <text:p>1.5498490648148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([.$C$1]+0.5)/[.I8]" office:value-type="float" office:value="0.473245728125" calcext:value-type="float">
            <text:p>0.473245728125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([.$C$2]+0.5)/[.$I$7]" office:value-type="float" office:value="0.520480612962963" calcext:value-type="float">
            <text:p>0.520480612962963</text:p>
          </table:table-cell>
          <table:table-cell table:number-columns-repeated="1010"/>
        </table:table-row>
        <table:table-row table:style-name="ro1">
          <table:table-cell office:value-type="float" office:value="-0.31732836" calcext:value-type="float">
            <text:p>-0.31732836</text:p>
          </table:table-cell>
          <table:table-cell office:value-type="float" office:value="-0.24017766" calcext:value-type="float">
            <text:p>-0.24017766</text:p>
          </table:table-cell>
          <table:table-cell office:value-type="float" office:value="-0.00295562" calcext:value-type="float">
            <text:p>-0.00295562</text:p>
          </table:table-cell>
          <table:table-cell office:value-type="float" office:value="0.00403599" calcext:value-type="float">
            <text:p>0.00403599</text:p>
          </table:table-cell>
          <table:table-cell office:value-type="float" office:value="0.43673115" calcext:value-type="float">
            <text:p>0.43673115</text:p>
          </table:table-cell>
          <table:table-cell table:number-columns-repeated="7"/>
          <table:table-cell office:value-type="string" calcext:value-type="string">
            <text:p>k1</text:p>
          </table:table-cell>
          <table:table-cell table:formula="of:=[.A5]" office:value-type="float" office:value="-0.31732836" calcext:value-type="float">
            <text:p>-0.3173283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B5]" office:value-type="float" office:value="-0.24017766" calcext:value-type="float">
            <text:p>-0.24017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C5]" office:value-type="float" office:value="-0.00295562" calcext:value-type="float">
            <text:p>-0.0029556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formula="of:=[.D5]" office:value-type="float" office:value="0.00403599" calcext:value-type="float">
            <text:p>0.0040359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E5]" office:value-type="float" office:value="0.43673115" calcext:value-type="float">
            <text:p>0.4367311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  <style:font-face style:name="맑은 고딕" svg:font-family="'맑은 고딕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KR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ct-526-tj</meta:initial-creator>
    <dc:creator>ict-526-tj</dc:creator>
    <meta:creation-date>2022-07-29T05:30:53</meta:creation-date>
    <dc:date>2022-07-29T06:09:29</dc:date>
    <meta:generator>LibreOffice/7.3.4.2$Windows_X86_64 LibreOffice_project/728fec16bd5f605073805c3c9e7c4212a0120dc5</meta:generator>
    <meta:document-statistic meta:table-count="1" meta:cell-count="46" meta:object-count="0"/>
    <meta:user-defined meta:name="AppVersion">16.0300</meta:user-defined>
  </office:meta>
</office:document-meta>
</file>